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paragraph-rsid="000f5e99"/>
    </style:style>
    <style:style style:name="P2" style:family="paragraph" style:parent-style-name="Standard">
      <style:text-properties fo:language="de" fo:country="DE" officeooo:paragraph-rsid="001014d5"/>
    </style:style>
    <style:style style:name="P3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paragraph-rsid="00123dda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paragraph-rsid="001014d5" style:font-style-asian="italic" style:font-weight-asian="bold" style:font-style-complex="italic" style:font-weight-complex="bold"/>
    </style:style>
    <style:style style:name="P5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paragraph-rsid="000f5e99" style:font-style-asian="italic" style:font-weight-asian="bold" style:font-style-complex="italic" style:font-weight-complex="bold"/>
    </style:style>
    <style:style style:name="P6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paragraph-rsid="0014700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paragraph-rsid="0015317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language="de" fo:country="DE" fo:font-style="normal" style:text-underline-style="none" fo:font-weight="normal" officeooo:paragraph-rsid="00123dd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de" fo:country="DE" fo:font-style="normal" style:text-underline-style="none" fo:font-weight="normal" officeooo:paragraph-rsid="0014700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de" fo:country="DE" fo:font-style="normal" style:text-underline-style="none" fo:font-weight="normal" officeooo:paragraph-rsid="0015317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de" fo:country="DE" fo:font-style="normal" style:text-underline-style="none" fo:font-weight="bold" officeooo:paragraph-rsid="0014700d" style:font-style-asian="normal" style:font-weight-asian="bold" style:font-style-complex="normal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f5e99"/>
    </style:style>
    <style:style style:name="T2" style:family="text">
      <style:text-properties officeooo:rsid="001014d5"/>
    </style:style>
    <style:style style:name="T3" style:family="text">
      <style:text-properties officeooo:rsid="00123dda"/>
    </style:style>
    <style:style style:name="T4" style:family="text">
      <style:text-properties fo:font-weight="bold" officeooo:rsid="00123dda" style:font-weight-asian="bold" style:font-weight-complex="bold"/>
    </style:style>
    <style:style style:name="T5" style:family="text">
      <style:text-properties officeooo:rsid="00136a6f"/>
    </style:style>
    <style:style style:name="T6" style:family="text">
      <style:text-properties officeooo:rsid="0014700d"/>
    </style:style>
    <style:style style:name="T7" style:family="text">
      <style:text-properties officeooo:rsid="0015317d"/>
    </style:style>
    <style:style style:name="T8" style:family="text">
      <style:text-properties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2. Datenbanksystem</text:span></text:p>
      <text:p text:style-name="P1"><draw:line text:anchor-type="paragraph" draw:z-index="0" draw:style-name="gr1" draw:text-style-name="P12" svg:x1="2.8516in" svg:y1="0.178in" svg:x2="1.5807in" svg:y2="1.2091in"><text:p/></draw:line><draw:line text:anchor-type="paragraph" draw:z-index="1" draw:style-name="gr1" draw:text-style-name="P12" svg:x1="2.8516in" svg:y1="0.178in" svg:x2="4.1744in" svg:y2="1.1988in"><text:p/></draw:lin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paragraph" draw:z-index="3" draw:style-name="gr3" svg:width="1.7504in" svg:height="0.576in" svg:x="3.5909in" svg:y="0.4319in"><draw:text-box><text:p>Datenbankmangementsystem</text:p><text:p><text:tab/><text:tab/>(DBMS)</text:p></draw:text-box></draw:frame><draw:frame text:anchor-type="paragraph" draw:z-index="2" draw:style-name="gr2" svg:width="1.3858in" svg:height="0.3843in" svg:x="1.0807in" svg:y="0.4319in"><draw:text-box><text:p><text:s text:c="5"/>Datenbank</text:p><text:p><text:s text:c="10"/>(DB)</text:p></draw:text-box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paragraph" draw:z-index="4" draw:style-name="gr4" svg:width="3.4067in" svg:height="0.9594in" svg:x="3.5492in" svg:y="0.1736in"><draw:text-box><text:p text:style-name="P13"><text:span text:style-name="T8">Ist eine Software zur Verwaltung</text:span></text:p><text:p text:style-name="P13"><text:span text:style-name="T8"/></text:p><text:p text:style-name="P13"><text:span text:style-name="T8">d.h: Es regelt die Beziehung zwischen Benutzer und Datenbank → Entkopplung von Programmen und Daten.</text:span></text:p></draw:text-box></draw:frame><text:span text:style-name="T1"/></text:p>
      <text:p text:style-name="P1"><text:span text:style-name="T1">- Ist eine Ansammlung von Informationen<text:tab/><text:tab/>- </text:span></text:p>
      <text:p text:style-name="P1"><text:span text:style-name="T1"><text:s/>in Form von Texten, Grafiken, Bildern, </text:span></text:p>
      <text:p text:style-name="P1"><text:span text:style-name="T1">Videosequenzen, Zahlen, </text:span></text:p>
      <text:p text:style-name="P1"><text:span text:style-name="T1">welche miteinander in Bziehung stehen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pan text:style-name="T1">Allgemeine Darstellung</text:span></text:p>
      <text:p text:style-name="P1"><text:span text:style-name="T1"/></text:p>
      <text:p text:style-name="P1"><draw:custom-shape text:anchor-type="paragraph" draw:z-index="16" draw:style-name="gr6" svg:width="0.5835in" svg:height="1.0315in" svg:x="5.539in" svg:y="0.0382in"><text:p>Datenbank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line text:anchor-type="paragraph" draw:z-index="15" draw:style-name="gr1" draw:text-style-name="P12" svg:x1="4.9035in" svg:y1="0.5799in" svg:x2="5.539in" svg:y2="0.5799in"><text:p/></draw:line><draw:line text:anchor-type="paragraph" draw:z-index="14" draw:style-name="gr1" draw:text-style-name="P12" svg:x1="2.8201in" svg:y1="0.9445in" svg:x2="3.6012in" svg:y2="0.7465in"><text:p/></draw:line><draw:line text:anchor-type="paragraph" draw:z-index="13" draw:style-name="gr1" draw:text-style-name="P12" svg:x1="2.8409in" svg:y1="0.5693in" svg:x2="3.6012in" svg:y2="0.5795in"><text:p/></draw:line><draw:line text:anchor-type="paragraph" draw:z-index="12" draw:style-name="gr1" draw:text-style-name="P12" svg:x1="2.8098in" svg:y1="0.1839in" svg:x2="3.6016in" svg:y2="0.4441in"><text:p/></draw:line><draw:rect text:anchor-type="paragraph" draw:z-index="11" draw:style-name="gr5" draw:text-style-name="P12" svg:width="1.3024in" svg:height="0.5315in" svg:x="3.6016in" svg:y="0.3091in"><text:p text:style-name="P12">Datenbank</text:p><text:p text:style-name="P12">Managementsystem</text:p></draw:rect><draw:line text:anchor-type="paragraph" draw:z-index="10" draw:style-name="gr1" draw:text-style-name="P12" svg:x1="-0.0965in" svg:y1="0.861in" svg:x2="1.9764in" svg:y2="0.861in"><text:p/></draw:line><draw:rect text:anchor-type="paragraph" draw:z-index="9" draw:style-name="gr5" draw:text-style-name="P12" svg:width="0.8441in" svg:height="0.1776in" svg:x="1.9764in" svg:y="0.7673in"><text:p text:style-name="P12">VIEW 3</text:p></draw:rect><draw:rect text:anchor-type="paragraph" draw:z-index="8" draw:style-name="gr5" draw:text-style-name="P12" svg:width="0.9276in" svg:height="0.1776in" svg:x="1.9138in" svg:y="0.4547in"><text:p text:style-name="P12">VIEW 2</text:p></draw:rect><draw:line text:anchor-type="paragraph" draw:z-index="7" draw:style-name="gr1" draw:text-style-name="P12" svg:x1="-0.0756in" svg:y1="0.5799in" svg:x2="1.9972in" svg:y2="0.5799in"><text:p/></draw:line><draw:rect text:anchor-type="paragraph" draw:z-index="6" draw:style-name="gr5" draw:text-style-name="P12" svg:width="0.7921in" svg:height="0.2087in" svg:x="2.0181in" svg:y="0.1008in"><text:p text:style-name="P12">VIEW1</text:p></draw:rect><draw:line text:anchor-type="paragraph" draw:z-index="5" draw:style-name="gr1" draw:text-style-name="P12" svg:x1="-0.0756in" svg:y1="0.2256in" svg:x2="1.9972in" svg:y2="0.2256in"><text:p/></draw:lin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2">Vorteile der Datenbank gegenüber des Dateisystems.</text:span></text:p>
      <text:p text:style-name="P2"><text:span text:style-name="T2"/></text:p>
      <text:p text:style-name="P2"><text:span text:style-name="T2">- Siehe ausgehändigtes Arbeitsblatt vom 16.09.2013</text:span></text:p>
      <text:p text:style-name="P2"><text:span text:style-name="T2"/></text:p>
      <text:p text:style-name="P2"><text:span text:style-name="T2"/></text:p>
      <text:p text:style-name="P3"><text:span text:style-name="T3">Architektur von Datenbanken</text:span></text:p>
      <text:p text:style-name="P3"><text:span text:style-name="T3"/></text:p>
      <text:p text:style-name="P8"><text:span text:style-name="T3"><text:tab/></text:span><text:span text:style-name="T4">· </text:span><text:span text:style-name="T3">Die Grundidee ist die Aufteilung des DBMS (Datenbankmanagementsystems) in <text:tab/> <text:s/><text:tab/> <text:s/>verschiedene Sichten, Schichten und Ebenen.</text:span></text:p>
      <text:p text:style-name="P8"><text:span text:style-name="T3"><text:tab/><text:tab/><text:tab/>- Externe S</text:span><text:span text:style-name="T5">ch</text:span><text:span text:style-name="T3">icht (Ist die Sicht wie Benutzer bestimmte Daten sehen dürfen)</text:span></text:p>
      <text:p text:style-name="P8"><text:span text:style-name="T3"><text:tab/><text:tab/><text:tab/><text:tab/><text:tab/> (Spiechert den Datenschutz)</text:span></text:p>
      <text:p text:style-name="P8"><text:span text:style-name="T3"/></text:p>
      <text:p text:style-name="P8"><text:span text:style-name="T3"><text:tab/><text:tab/><text:tab/>- </text:span><text:span text:style-name="T5">Logische Schicht (Wird festgelegt, welche Daten gespeichert werde, welche <text:tab/><text:tab/><text:tab/><text:tab/><text:tab/> <text:s text:c="8"/>Eigenschaften [Attribute] diese haben und in welcher <text:tab/><text:tab/><text:tab/><text:tab/><text:tab/> <text:s text:c="8"/>Beziehung [Relationen] zu einander stehen)</text:span></text:p>
      <text:p text:style-name="P8"><text:span text:style-name="T3"/></text:p>
      <text:p text:style-name="P8"><text:span text:style-name="T3"/></text:p>
      <text:p text:style-name="P8"><text:span text:style-name="T3"><text:tab/><text:tab/><text:tab/>- </text:span><text:span text:style-name="T5">Physische Schicht (Kennzeichnet die Art und Weise der Datenspeicherung)</text:span></text:p>
      <text:p text:style-name="P8"><text:span text:style-name="T5"/></text:p>
      <text:p text:style-name="P8"><text:span text:style-name="T5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>Datenbankmodelle:</text:span></text:p>
      <text:p text:style-name="P6"><text:span text:style-name="T6"/></text:p>
      <text:p text:style-name="P11"><text:span text:style-name="T6">Hierachisches Datenbankmodell:</text:span></text:p>
      <text:p text:style-name="P9"><text:span text:style-name="T6"/></text:p>
      <text:p text:style-name="P9"><text:span text:style-name="T6">Jedem Datensatz gehört ein vorgänger Datensatz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11"><text:span text:style-name="T6">Netzwerkmodell:</text:span></text:p>
      <text:p text:style-name="P9"><text:span text:style-name="T6"/></text:p>
      <text:p text:style-name="P9"><text:span text:style-name="T6">Jeder Datensatz kann mehrere Vorgänger Datensätze haben (verstrikter)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7"><text:span text:style-name="T7">Beispiel an Versicherungen:</text:span></text:p>
      <text:p text:style-name="P7"><text:span text:style-name="T7"/></text:p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3-09-16T11:51:21.812701907</meta:creation-date>
    <dc:date>2013-09-16T13:30:28.556205692</dc:date>
    <dc:creator>Dennis Diehm</dc:creator>
    <meta:editing-duration>PT1H27M38S</meta:editing-duration>
    <meta:editing-cycles>5</meta:editing-cycles>
    <meta:generator>LibreOfficeDev/4.1.0.0.beta1$Linux_x86 LibreOffice_project/3a2c2d2417101e45fe07cfd8358acf2204a98f3</meta:generator>
    <meta:document-statistic meta:table-count="0" meta:image-count="0" meta:object-count="0" meta:page-count="2" meta:paragraph-count="20" meta:word-count="122" meta:character-count="1031" meta:non-whitespace-character-count="874"/>
  </office:meta>
</office:document-meta>
</file>